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425cm"/>
    </style:style>
    <style:style style:name="gr3" style:family="graphic" style:parent-style-name="standard">
      <style:graphic-properties draw:stroke="none" svg:stroke-color="#000000" draw:fill="none" draw:fill-color="#ffffff" fo:min-height="4.985cm"/>
    </style:style>
    <style:style style:name="gr4" style:family="graphic" style:parent-style-name="standard">
      <style:graphic-properties draw:stroke="none" svg:stroke-color="#000000" draw:fill="none" draw:fill-color="#ffffff" fo:min-height="7.83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19cm" svg:height="9.7cm" svg:x="14.7cm" svg:y="1.6cm">
          <text:p/>
        </draw:rect>
        <draw:frame draw:style-name="gr2" draw:layer="layout" svg:width="3.1cm" svg:height="1.675cm" svg:x="15.9cm" svg:y="1.925cm">
          <draw:text-box>
            <text:p>USERS</text:p>
          </draw:text-box>
        </draw:frame>
        <draw:frame draw:style-name="gr3" draw:layer="layout" svg:width="5.59cm" svg:height="6.659cm" svg:x="15cm" svg:y="2.965cm">
          <draw:text-box>
            <text:p>√ user_id </text:p>
            <text:p>user_firstname</text:p>
            <text:p>user_lastname</text:p>
            <text:p>user_email</text:p>
            <text:p>user_username</text:p>
            <text:p>user_password</text:p>
            <text:p>user_role</text:p>
            <text:p>user_number</text:p>
            <text:p>user_address</text:p>
          </draw:text-box>
        </draw:frame>
        <draw:rect draw:style-name="gr1" draw:text-style-name="P1" draw:layer="layout" svg:width="5.19cm" svg:height="7.2cm" svg:x="8.11cm" svg:y="1.5cm">
          <text:p/>
        </draw:rect>
        <draw:frame draw:style-name="gr3" draw:layer="layout" svg:width="5.59cm" svg:height="5.947cm" svg:x="8.5cm" svg:y="2.053cm">
          <draw:text-box>
            <text:p><text:s text:c="3"/>ORDERS</text:p>
            <text:p>item_id √</text:p>
            <text:p>order_id √ </text:p>
            <text:p>order_date</text:p>
            <text:p>order_status</text:p>
            <text:p>order_quantity</text:p>
            <text:p>required_date</text:p>
            <text:p>shipped_date</text:p>
          </draw:text-box>
        </draw:frame>
        <draw:rect draw:style-name="gr1" draw:text-style-name="P1" draw:layer="layout" svg:width="6.9cm" svg:height="8.1cm" svg:x="10.1cm" svg:y="13.6cm">
          <text:p/>
        </draw:rect>
        <draw:frame draw:style-name="gr4" draw:layer="layout" svg:width="6.8cm" svg:height="8.083cm" svg:x="10.5cm" svg:y="14.4cm">
          <draw:text-box>
            <text:p>ORDER_DETAILS</text:p>
            <text:p>user_id √</text:p>
            <text:p>√ order_id </text:p>
            <text:p/>
            <text:p/>
          </draw:text-box>
        </draw:frame>
        <draw:line draw:style-name="gr5" draw:text-style-name="P1" draw:layer="layout" svg:x1="14.7cm" svg:y1="4.8cm" svg:x2="13.3cm" svg:y2="4.8cm">
          <text:p/>
        </draw:line>
        <draw:line draw:style-name="gr5" draw:text-style-name="P1" draw:layer="layout" svg:x1="8.1cm" svg:y1="4.8cm" svg:x2="3.8cm" svg:y2="4.8cm">
          <text:p/>
        </draw:line>
        <draw:line draw:style-name="gr5" draw:text-style-name="P1" draw:layer="layout" svg:x1="14.7cm" svg:y1="4.8cm" svg:x2="13.3cm" svg:y2="4.8cm">
          <text:p/>
        </draw:line>
        <draw:line draw:style-name="gr6" draw:text-style-name="P1" draw:layer="layout" svg:x1="11.5cm" svg:y1="8.7cm" svg:x2="11.8cm" svg:y2="13.6cm">
          <text:p/>
        </draw:line>
        <draw:line draw:style-name="gr6" draw:text-style-name="P1" draw:layer="layout" svg:x1="15.9cm" svg:y1="11.3cm" svg:x2="13.8cm" svg:y2="13.6cm">
          <text:p/>
        </draw:line>
        <draw:rect draw:style-name="gr1" draw:text-style-name="P1" draw:layer="layout" svg:width="6.9cm" svg:height="8.1cm" svg:x="0.5cm" svg:y="1.5cm">
          <text:p/>
        </draw:rect>
        <draw:frame draw:style-name="gr3" draw:layer="layout" svg:width="7.29cm" svg:height="7.371cm" svg:x="0.81cm" svg:y="1.941cm">
          <draw:text-box>
            <text:p>ITEMS</text:p>
            <text:p>√ item_id </text:p>
            <text:p>item_name </text:p>
            <text:p>item_category </text:p>
            <text:p>item_description</text:p>
            <text:p>item_image</text:p>
            <text:p>item_price</text:p>
            <text:p>item_brand</text:p>
            <text:p>item_quantity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P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dela cruz</meta:initial-creator>
    <meta:creation-date>2017-06-30T09:11:47.84</meta:creation-date>
    <dc:date>2017-06-30T11:03:42.67</dc:date>
    <dc:creator>juan dela cruz</dc:creator>
    <meta:editing-duration>PT48M31S</meta:editing-duration>
    <meta:editing-cycles>3</meta:editing-cycles>
    <meta:generator>OpenOffice/4.1.2$Win32 OpenOffice.org_project/412m3$Build-9782</meta:generator>
    <meta:document-statistic meta:object-count="14"/>
  </office:meta>
</office:document-meta>
</file>